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a72f"/>
    </style:style>
    <style:style style:name="P2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 DOUTE ÉTERNEL</text:h>
      <text:p text:style-name="P1">Dans les archives les plus scellées de Kael’Tharën,</text:p>
      <text:p text:style-name="P1">une annotation apparaît en marge d’un manuscrit ancien :</text:p>
      <text:p text:style-name="Quotations">“S’il est l’ombre, alors pourquoi sa présence affaiblit-elle parfois les fractures ?</text:p>
      <text:p text:style-name="Quotations">S’il ne l’est pas, pourquoi les fractures répondent-elles à son souvenir ?”</text:p>
      <text:p text:style-name="Text_20_body">Aucune réponse.</text:p>
      <text:p text:style-name="Horizontal_20_Line"/>
      <text:p text:style-name="P1">Quand il approche du Monument des Échos,</text:p>
      <text:p text:style-name="P1">certaines silhouettes semblent s’incliner.</text:p>
      <text:p text:style-name="Text_20_body">Ou est-ce un jeu d’ombre ?</text:p>
      <text:p text:style-name="P1">Quand il entre dans la Chambre des Trois Axes,</text:p>
      <text:p text:style-name="P1">le cercle central pulse.</text:p>
      <text:p text:style-name="P1">Mais pulse-t-il par reconnaissance ?</text:p>
      <text:p text:style-name="P1">Ou par menace ?</text:p>
      <text:p text:style-name="Horizontal_20_Line"/>
      <text:p text:style-name="Text_20_body">Les Raclures l’attaquent.</text:p>
      <text:p text:style-name="Text_20_body">Mais certaines hésitent.</text:p>
      <text:p text:style-name="P1">Est-ce de la peur ?</text:p>
      <text:p text:style-name="P1">Ou une confusion ?</text:p>
      <text:p text:style-name="Horizontal_20_Line"/>
      <text:p text:style-name="Text_20_body">Les Trois Dragons réagissent différemment à sa présence.</text:p>
      <text:p text:style-name="P1">Vaelkarion le fixe plus longtemps que les autres mortels.</text:p>
      <text:p text:style-name="P1">Umbraelyx semble parfois tourner autour de lui sans frapper.</text:p>
      <text:p text:style-name="P1">Eldryndor… ne réagit jamais clairement.</text:p>
      <text:p text:style-name="P1">Est-ce une surveillance ?</text:p>
      <text:p text:style-name="P1">Ou une mise en garde ?</text:p>
      <text:p text:style-name="Horizontal_20_Line"/>
      <text:p text:style-name="P2"/>
      <text:p text:style-name="Text_20_body">Et lui…</text:p>
      <text:p text:style-name="Text_20_body">Il doute.</text:p>
      <text:p text:style-name="Text_20_body">Certains soirs, il est convaincu qu’il n’est qu’un survivant.</text:p>
      <text:p text:style-name="Text_20_body">D’autres nuits, il se réveille avec une sensation terrible :</text:p>
      <text:p text:style-name="Text_20_body">Et si je n’étais pas sauvé…</text:p>
      <text:p text:style-name="Text_20_body">mais fragmenté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00:00:54.819241200</meta:creation-date>
    <dc:date>2026-02-27T00:01:22.198860600</dc:date>
    <meta:editing-duration>PT27S</meta:editing-duration>
    <meta:editing-cycles>1</meta:editing-cycles>
    <meta:document-statistic meta:table-count="0" meta:image-count="0" meta:object-count="0" meta:page-count="2" meta:paragraph-count="29" meta:word-count="173" meta:character-count="1051" meta:non-whitespace-character-count="907"/>
    <meta:generator>LibreOffice/26.2.0.3$Windows_X86_64 LibreOffice_project/620$Build-3</meta:generator>
  </office:meta>
</office:document-meta>
</file>